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ADFBD9B2.png" manifest:media-type=""/>
  <manifest:file-entry manifest:full-path="Pictures/1000000000000140000001009D7B2560.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6CF1CF23.png" manifest:media-type=""/>
  <manifest:file-entry manifest:full-path="Pictures/10000000000001400000010016179144.png" manifest:media-type=""/>
  <manifest:file-entry manifest:full-path="Pictures/1000000000000140000001004173E5B5.png" manifest:media-type=""/>
  <manifest:file-entry manifest:full-path="Pictures/100000000000014000000100CF267D87.png" manifest:media-type=""/>
  <manifest:file-entry manifest:full-path="Pictures/10000000000002580000025819EFE7EF.jpg" manifest:media-type=""/>
  <manifest:file-entry manifest:full-path="Pictures/10000000000001400000010092617565.png" manifest:media-type=""/>
  <manifest:file-entry manifest:full-path="Pictures/100000000000014000000100ACF7BB7A.png" manifest:media-type=""/>
  <manifest:file-entry manifest:full-path="Pictures/100000000000014000000100B2F292E8.png" manifest:media-type=""/>
  <manifest:file-entry manifest:full-path="Pictures/1000000000000140000001005769D596.png" manifest:media-type=""/>
  <manifest:file-entry manifest:full-path="Pictures/100000000000014000000100F69B3B75.png" manifest:media-type=""/>
  <manifest:file-entry manifest:full-path="Pictures/100000000000014000000100CD0D3BB8.png" manifest:media-type=""/>
  <manifest:file-entry manifest:full-path="Pictures/10000000000001400000010064CB543D.png" manifest:media-type=""/>
  <manifest:file-entry manifest:full-path="Pictures/100000000000014000000100E50C6649.png" manifest:media-type=""/>
  <manifest:file-entry manifest:full-path="Pictures/100000000000014000000100B79F0A0E.png" manifest:media-type=""/>
  <manifest:file-entry manifest:full-path="Pictures/100000000000014000000100A528DCD9.png" manifest:media-type=""/>
  <manifest:file-entry manifest:full-path="Pictures/1000000000000140000001001848CE1C.png" manifest:media-type=""/>
  <manifest:file-entry manifest:full-path="Pictures/10000000000001400000010030CA230E.png" manifest:media-type=""/>
  <manifest:file-entry manifest:full-path="Pictures/100000000000014000000100A7F36D3A.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4"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5" style:family="paragraph" style:parent-style-name="Standard">
      <style:text-properties style:font-name-complex="Arial"/>
    </style:style>
    <style:style style:name="P6" style:family="paragraph" style:parent-style-name="Standard">
      <style:text-properties style:font-name-complex="Arial" style:font-size-complex="12pt"/>
    </style:style>
    <style:style style:name="P7" style:family="paragraph" style:parent-style-name="Standard">
      <style:text-properties fo:language="zxx" fo:country="none" style:language-asian="zxx" style:country-asian="none" style:font-name-complex="Arial"/>
    </style:style>
    <style:style style:name="P8" style:family="paragraph" style:parent-style-name="Standard">
      <style:text-properties fo:font-size="16pt" style:font-size-asian="16pt" style:font-name-complex="Arial"/>
    </style:style>
    <style:style style:name="P9" style:family="paragraph" style:parent-style-name="Standard">
      <style:text-properties fo:language="es" fo:country="ES"/>
    </style:style>
    <style:style style:name="P10" style:family="paragraph" style:parent-style-name="Standard">
      <style:text-properties fo:language="es" fo:country="ES" fo:font-weight="normal" style:font-weight-asian="normal" style:font-weight-complex="normal"/>
    </style:style>
    <style:style style:name="P11"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text-properties fo:font-size="13pt" fo:font-weight="normal" style:font-size-asian="13pt" style:font-weight-asian="normal" style:font-size-complex="13pt" style:font-weight-complex="normal"/>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font-size="12pt" fo:font-weight="normal" style:font-size-asian="10.5pt" style:font-weight-asian="normal" style:font-size-complex="12pt" style:font-weight-complex="normal"/>
    </style:style>
    <style:style style:name="P17" style:family="paragraph" style:parent-style-name="Standard">
      <style:text-properties fo:font-size="12pt" fo:font-weight="bold" style:font-size-asian="10.5pt" style:font-weight-asian="bold" style:font-size-complex="12pt" style:font-weight-complex="bold"/>
    </style:style>
    <style:style style:name="P18" style:family="paragraph" style:parent-style-name="Standard">
      <style:text-properties fo:font-size="12pt" fo:font-weight="bold" style:font-size-asian="12pt" style:font-weight-asian="bold" style:font-size-complex="12pt" style:font-weight-complex="bold"/>
    </style:style>
    <style:style style:name="P19" style:family="paragraph" style:parent-style-name="Standard">
      <style:text-properties fo:font-size="12.5pt" fo:font-weight="normal" style:font-size-asian="12.5pt" style:font-weight-asian="normal" style:font-size-complex="12.5pt" style:font-weight-complex="normal"/>
    </style:style>
    <style:style style:name="P20" style:family="paragraph" style:parent-style-name="Standard">
      <style:text-properties fo:font-size="12.5pt" fo:font-weight="bold" style:font-size-asian="12.5pt" style:font-weight-asian="bold" style:font-size-complex="12.5pt" style:font-weight-complex="bold"/>
    </style:style>
    <style:style style:name="P21" style:family="paragraph" style:parent-style-name="Standard">
      <style:text-properties fo:color="#808080"/>
    </style:style>
    <style:style style:name="P22" style:family="paragraph" style:parent-style-name="Standard">
      <style:text-properties fo:color="#808080" fo:font-weight="bold" style:font-weight-asian="bold" style:font-weight-complex="bold"/>
    </style:style>
    <style:style style:name="P23" style:family="paragraph" style:parent-style-name="Standard">
      <style:text-properties style:font-name="Liberation Serif"/>
    </style:style>
    <style:style style:name="P24" style:family="paragraph" style:parent-style-name="Standard">
      <style:text-properties fo:color="#000000" fo:font-size="13pt" fo:font-weight="bold" style:font-size-asian="13pt" style:font-weight-asian="bold" style:font-size-complex="13pt" style:font-weight-complex="bold"/>
    </style:style>
    <style:style style:name="P25" style:family="paragraph" style:parent-style-name="Standard">
      <style:text-properties fo:color="#000000" fo:font-size="12pt" fo:font-weight="bold" style:font-size-asian="12pt" style:font-weight-asian="bold" style:font-size-complex="12pt" style:font-weight-complex="bold"/>
    </style:style>
    <style:style style:name="P26"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27"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28"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29"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text-properties fo:font-size="12pt" fo:font-weight="normal" style:font-size-asian="10.5pt" style:font-weight-asian="normal" style:font-size-complex="12pt" style:font-weight-complex="normal"/>
    </style:style>
    <style:style style:name="P35" style:family="paragraph" style:parent-style-name="Standard" style:list-style-name="L6">
      <style:text-properties fo:font-size="12pt" fo:font-weight="normal" style:font-size-asian="10.5pt" style:font-weight-asian="normal" style:font-size-complex="12pt" style:font-weight-complex="normal"/>
    </style:style>
    <style:style style:name="P36" style:family="paragraph" style:parent-style-name="Standard" style:list-style-name="L7">
      <style:text-properties fo:font-size="12pt" fo:font-weight="normal" style:font-size-asian="10.5pt" style:font-weight-asian="normal" style:font-size-complex="12pt" style:font-weight-complex="normal"/>
    </style:style>
    <style:style style:name="P37" style:family="paragraph" style:parent-style-name="Standard" style:list-style-name="L8">
      <style:text-properties fo:font-size="12pt" fo:font-weight="normal" style:font-size-asian="10.5pt" style:font-weight-asian="normal" style:font-size-complex="12pt" style:font-weight-complex="normal"/>
    </style:style>
    <style:style style:name="P38" style:family="paragraph" style:parent-style-name="Standard" style:list-style-name="L9">
      <style:text-properties fo:font-size="12pt" fo:font-weight="bold" style:font-size-asian="12pt" style:font-weight-asian="bold" style:font-size-complex="12pt" style:font-weight-complex="bold"/>
    </style:style>
    <style:style style:name="P39" style:family="paragraph" style:parent-style-name="Standard" style:list-style-name="L10">
      <style:text-properties fo:font-size="12pt" fo:font-weight="bold" style:font-size-asian="12pt" style:font-weight-asian="bold" style:font-size-complex="12pt" style:font-weight-complex="bold"/>
    </style:style>
    <style:style style:name="P40" style:family="paragraph" style:parent-style-name="Standard" style:list-style-name="L8">
      <style:text-properties fo:font-size="12.5pt" fo:font-weight="bold" style:font-size-asian="12.5pt" style:font-weight-asian="bold" style:font-size-complex="12.5pt" style:font-weight-complex="bold"/>
    </style:style>
    <style:style style:name="P41" style:family="paragraph" style:parent-style-name="Standard" style:list-style-name="L10"/>
    <style:style style:name="P42"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fo:font-size="12pt" style:font-size-asian="12pt" style:font-size-complex="12pt"/>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officeooo:rsid="000dfee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gràfics1" text:anchor-type="as-char" svg:width="5.001cm" svg:height="5.001cm" draw:z-index="0"><draw:image xlink:href="Pictures/10000000000002580000025819EFE7EF.jpg" xlink:type="simple" xlink:show="embed" xlink:actuate="onLoad"/></draw:frame></text:p>
      <text:p text:style-name="P3"/>
      <text:p text:style-name="P3">Treball de Fi de Grau</text:p>
      <text:p text:style-name="P3"/>
      <text:p text:style-name="P3"/>
      <text:p text:style-name="P27">GRAU D'ENGINYERIA INFORMÀTICA</text:p>
      <text:p text:style-name="P3"/>
      <text:p text:style-name="P3">Facultat de Matemàtiques</text:p>
      <text:p text:style-name="P3">Universitat de Barcelona</text:p>
      <text:p text:style-name="P3"/>
      <text:p text:style-name="P5"/>
      <text:p text:style-name="P5"/>
      <text:p text:style-name="P5"/>
      <text:p text:style-name="P7"><draw:line text:anchor-type="char" draw:z-index="1" draw:style-name="gr1" draw:text-style-name="P42" svg:x1="0.032cm" svg:y1="0.155cm" svg:x2="17.558cm" svg:y2="0.155cm"><text:p/></draw:line></text:p>
      <text:p text:style-name="P5"/>
      <text:p text:style-name="P5"/>
      <text:p text:style-name="P11">APLICACIÓ ANDROID PER A LA GESTIÓ DE CURSES DE F1</text:p>
      <text:p text:style-name="P6"/>
      <text:p text:style-name="P6"/>
      <text:p text:style-name="P7"><draw:line text:anchor-type="char" draw:z-index="2" draw:style-name="gr1" draw:text-style-name="P42" svg:x1="0.032cm" svg:y1="0.198cm" svg:x2="17.558cm" svg:y2="0.198cm"><text:p/></draw:line></text:p>
      <text:p text:style-name="P5"/>
      <text:p text:style-name="P5"/>
      <text:p text:style-name="P4">Ernest Pastor i Díaz</text:p>
      <text:p text:style-name="P5"/>
      <text:p text:style-name="P8"/>
      <text:p text:style-name="P8"/>
      <text:p text:style-name="P8"/>
      <text:p text:style-name="P8"/>
      <text:p text:style-name="P8"/>
      <text:p text:style-name="P28">Director: Lluís Garrido</text:p>
      <text:p text:style-name="P29">Realitzat a: Departament de Matemàtica Aplicada i Anàlisi. UB</text:p>
      <text:p text:style-name="P26">Barcelona, 20 de Juny de 2013</text:p>
      <text:p text:style-name="Standard"><text:soft-page-break/>INDEX PROPOSAT (Lluis)</text:p>
      <text:p text:style-name="Standard"/>
      <text:p text:style-name="P21">1 - Introducció i motivació</text:p>
      <text:p text:style-name="P21">2 - Definició d'objectius</text:p>
      <text:p text:style-name="P21"><text:s text:c="4"/>- Funcionalitats, requisits</text:p>
      <text:p text:style-name="P21"><text:s text:c="4"/>- Pla de treball (incloent planificació inicial), contribució, perquè he agafat el codi fet.</text:p>
      <text:p text:style-name="P21"><text:s text:c="4"/>- Diagrama de Gantt</text:p>
      <text:p text:style-name="P21"><text:s text:c="4"/>- Organització del document ( dir on explicaré - de la memòria- les coses fetes per mi ).</text:p>
      <text:p text:style-name="P21">3 - Aplicació F1LT v0.8</text:p>
      <text:p text:style-name="P21"><text:s text:c="4"/>- Està en llenguatge Java (Android)</text:p>
      <text:p text:style-name="P21"><text:s text:c="4"/>- No hi ha documentació, ho has mirat a "pelo"</text:p>
      <text:p text:style-name="Standard"><text:s text:c="4"/>- Gestió de dades</text:p>
      <text:p text:style-name="Standard"><text:s text:c="4"/>- Esquema de blocs</text:p>
      <text:p text:style-name="Standard"><text:s text:c="4"/>- Diagrama de seqüència</text:p>
      <text:p text:style-name="Standard">4 - Desenvolupament</text:p>
      <text:p text:style-name="Standard"><text:s text:c="4"/>- Continuem amb Java</text:p>
      <text:p text:style-name="Standard"><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Standard"><text:s text:c="4"/>- Aquestes modificacions no impliquen eliminar funcionalitat anterior</text:p>
      <text:p text:style-name="P21">5 – Resultats obtinguts</text:p>
      <text:p text:style-name="P21"><text:s text:c="4"/>- Grans premis que has provat, resultats.</text:p>
      <text:p text:style-name="P21"><text:s text:c="4"/>- Pantallazos</text:p>
      <text:p text:style-name="P21">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21">A - Anex</text:p>
      <text:p text:style-name="P22"><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text:p>
      <text:p text:style-name="P2"/>
      <text:p text:style-name="P2">La tria d'aquest Projecte Final de Grau sorgeix de diversos factors que s'han anat desenvolupant tant en l'aspecte personal com amb en el progrés dels estudis universitaris al llarg d'aquest Grau que ara estic acabant de cursar. </text:p>
      <text:p text:style-name="P2"/>
      <text:p text:style-name="P2">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2"/>
      <text:p text:style-name="P2">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5">Live Timing</text:span><text:span text:style-name="T15"> –</text:span><text:span text:style-name="T15"> cronometratge en directe </text:span><text:span text:style-name="T15">(veure Annex)</text:span> de la pàgina F1.com</text:p>
      <text:p text:style-name="P2"/>
      <text:p text:style-name="P2">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2"/>
      <text:p text:style-name="P2">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en</text:p>
      <text:p text:style-name="P2"/>
      <text:p text:style-name="P10"><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5">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Summary</text:p>
      <text:p text:style-name="P1"/>
      <text:p text:style-name="P23">My choosing this Final Degree Project is due to several factors that have happened to me, in the personal aspect as well as in the progress of my university studies, during this Degree that I am now completing. </text:p>
      <text:p text:style-name="P23"/>
      <text:p text:style-name="P23">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23"/>
      <text:p text:style-name="P23">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5">Live Timing</text:span> of the F1.com website.</text:p>
      <text:p text:style-name="P23"/>
      <text:p text:style-name="P23">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23"/>
      <text:p text:style-name="P23">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23"/>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8">1. </text:span><text:span text:style-name="T8">In</text:span><text:span text:style-name="T8">troducció </text:span><text:span text:style-name="T8">i motivació</text:span></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3">2.1 Pla de treball</text:p>
      <text:p text:style-name="Standard"/>
      <text:p text:style-name="Standard">2.1.1 Pla de treball inicial</text:p>
      <text:p text:style-name="Standard"/>
      <text:p text:style-name="Standard">Al iniciar el projecte teníem el dubte de si iniciar el projecte de 0 fent nosaltres el <text:span text:style-name="T5">parser</text:span><text:span text:style-name="T7">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4">Setmana 1 (4-10 febrer)<text:line-break/><text:line-break/>Llegir sobre Android, provar-</text:span><text:span text:style-name="T4">h</text:span><text:span text:style-name="T4">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6">log</text:span><text:span text:style-name="T4"> les dades parsejades. Aquestes es podran aprofitar pel simulador.<text:line-break/><text:line-break/>Cal fer un simulador, que serà el mateix parser. A l'hora d'inicialitzar l'aplicació </text:span><text:span text:style-name="T4">l'usuari</text:span><text:span text:style-name="T4"> podrà escollir si inicialitzar amb el simulador o amb el mode real.<text:line-break/></text:span><text:soft-page-break/><text:span text:style-name="T4"><text:line-break/></text:span><text:span text:style-name="T4">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3">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3"><draw:frame draw:style-name="fr8"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5">I la representació gràfica segons el temps és la següent :</text:p>
      <text:p text:style-name="P13"><draw:frame draw:style-name="fr9"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3"/>
      <text:p text:style-name="P14"/>
      <text:p text:style-name="P14">Una altre visió del diagrama de Gantt en blocs : </text:p>
      <text:p text:style-name="P13"><draw:frame draw:style-name="fr9"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3"/>
      <text:p text:style-name="P13"><text:soft-page-break/></text:p>
      <text:p text:style-name="P13">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1415676389" text:style-name="L1">
        <text:list-item>
          <text:p text:style-name="P30">Gravació de les dades obtingudes en temps real.</text:p>
        </text:list-item>
      </text:list>
      <text:p text:style-name="Standard"/>
      <text:p text:style-name="Standard"><text:tab/><text:span text:style-name="T3">Requisits</text:span> : <text:tab/></text:p>
      <text:list xml:id="list1981418166" text:style-name="L2">
        <text:list-item>
          <text:p text:style-name="P31">Que les dades gravades de la realitat siguin reproduïbles en més d'una ocasió. <text:tab/><text:tab/><text:tab/></text:p>
        </text:list-item>
        <text:list-item>
          <text:p text:style-name="P31">Fer-les accessibles perquè el mode de lectura hi pugui accedir. </text:p>
        </text:list-item>
        <text:list-item>
          <text:p text:style-name="P31">Que les dades gravades ocupin la mínima mida possible.</text:p>
        </text:list-item>
        <text:list-item>
          <text:p text:style-name="P31">Les dades gravades de diferents sessions no estiguin mesclades.</text:p>
        </text:list-item>
        <text:list-item>
          <text:p text:style-name="P31">Que les dades gravades siguin intercanviables entre diferents dispositius amb l'aplicació.</text:p>
        </text:list-item>
      </text:list>
      <text:p text:style-name="Standard"/>
      <text:list xml:id="list1035267790" text:continue-list="list1415676389" text:style-name="L1">
        <text:list-item>
          <text:p text:style-name="P30">Reproducció de les Dades de qualsevol sessió.</text:p>
        </text:list-item>
      </text:list>
      <text:p text:style-name="Standard"/>
      <text:p text:style-name="Standard"><text:tab/><text:span text:style-name="T3">Requisits</text:span> : <text:tab/></text:p>
      <text:list xml:id="list674808620" text:style-name="L3">
        <text:list-item>
          <text:p text:style-name="P32">Poder reproduir les dades a temps real ( tal qual s'han obtingut ).</text:p>
        </text:list-item>
        <text:list-item>
          <text:p text:style-name="P32">Poder reproduir els diferents tipus de sessió gravats.</text:p>
        </text:list-item>
        <text:list-item>
          <text:p text:style-name="P32">Que no difereixin les dades gravades de les reproduïdes en posterioritat. </text:p>
        </text:list-item>
      </text:list>
      <text:p text:style-name="Standard"/>
      <text:list xml:id="list868707055" text:continue-list="list1035267790" text:style-name="L1">
        <text:list-item>
          <text:p text:style-name="P30">Gràfics de les Dades obtingudes per l'esdeveniment.</text:p>
        </text:list-item>
      </text:list>
      <text:p text:style-name="Standard"/>
      <text:p text:style-name="Standard"><text:span text:style-name="T3"><text:tab/>Requisits</text:span> : <text:tab/></text:p>
      <text:list xml:id="list2149738118" text:style-name="L4">
        <text:list-item>
          <text:p text:style-name="P33">Mostrar la representació gràfica de les dades capturades durant la Sessió.</text:p>
        </text:list-item>
        <text:list-item>
          <text:p text:style-name="P33">Representar les dades d'una manera semblant a com es fa a F1.com</text:p>
        </text:list-item>
        <text:list-item>
          <text:p text:style-name="P33">Que les dades representades corresponguin amb les capturades.</text:p>
        </text:list-item>
        <text:list-item>
          <text:p text:style-name="P33">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3">2.4 Organització de la Memòria</text:p>
      <text:p text:style-name="P15"/>
      <text:p text:style-name="P15">En els propers punts, s'explicarà el funcionament intern de l'aplicació en dos moments ben diferents de l'execució d'aquest projecte.</text:p>
      <text:p text:style-name="P15"/>
      <text:p text:style-name="P15">Al <text:span text:style-name="T13">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10">Capítol</text:span><text:span text:style-name="T13">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10">Capítol</text:span><text:span text:style-name="T13">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10">Capítol</text:span><text:span text:style-name="T13">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10">Capítol</text:span><text:span text:style-name="T13">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2">Per últim, al llarg d'aquest document sortiran paraules específiques que mereixen ser definides en una secció apart. Aquestes paraules aniran acompanyades d'un subratllat i cursiva (<text:span text:style-name="T5">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bookmark-start text:name="__DdeLink__1235_350825034"/><text:span text:style-name="T9">3</text:span><text:span text:style-name="T9">. </text:span><text:span text:style-name="T9">Aplicació F1LT v0.8</text:span><text:bookmark-end text:name="__DdeLink__1235_350825034"/></text:p>
      <text:p text:style-name="P15"/>
      <text:p text:style-name="P15">En aquest Capítol explicarem, el més acuradament possible, el funcionament de l'aplicació inicial F1LT v0.8 amb què es va partir per introduir-hi les noves implementacions suplementàries.</text:p>
      <text:p text:style-name="P15"/>
      <text:p text:style-name="P15">Posteriorment, en el <text:span text:style-name="T13">Capítol 4</text:span> detallarem les noves funcionalitats introduïdes així com compararem les diferències amb l'aplicació inicial, per a poder entendre més concretament les modificacions que s'han fet i el seu funcionament inicial i final.</text:p>
      <text:p text:style-name="P15"/>
      <text:p text:style-name="P15">L'aplicació usa la tecnologia Android, i està escrita en llenguatge Java.</text:p>
      <text:p text:style-name="P15"/>
      <text:p text:style-name="P15">En aquesta aplicació que partim <text:span text:style-name="T13">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15"/>
      <text:p text:style-name="Standard"/>
      <text:p text:style-name="Standard"/>
      <text:p text:style-name="Standard"><text:s text:c="4"/>- Gestió de dades</text:p>
      <text:p text:style-name="Standard"><text:s text:c="4"/>- Esquema de blocs</text:p>
      <text:p text:style-name="P15"><text:s text:c="4"/>- Diagrama de seqüènci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oft-page-break/></text:p>
      <text:p text:style-name="P12">4. Desenvolupa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oft-page-break/></text:p>
      <text:p text:style-name="P12">5. Resultats obtinguts</text:p>
      <text:p text:style-name="P15"/>
      <text:p text:style-name="P13">5.1 Grans Premis que s'han provat</text:p>
      <text:p text:style-name="P15"/>
      <text:p text:style-name="P15">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15"/>
      <text:p text:style-name="P15">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15"/>
      <text:p text:style-name="P15">Tornem a remarcar el fet diferencial que vàrem entendre que era clau per guardar les dades, guardar el <text:span text:style-name="T5">Key Frame</text:span> de cada sessió. Al tenir-ho guardat, fa que les dades guardades puguin ser desencriptades correctament. D'altre manera, la reproducció no és correcta ja que el caràcters desencriptats no son consistents ( il·legibles ).</text:p>
      <text:p text:style-name="P15"/>
      <text:p text:style-name="P15">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15"/>
      <text:p text:style-name="P15">Tal com s'ha explicat en el <text:span text:style-name="T13">Capítol</text:span><text:span text:style-name="T13"> 4</text:span>, la solució per reproduir-ho de la forma més fidedigna possible ha sigut aplicar una diferència de 1 segon entre cada dada a reproduir.</text:p>
      <text:p text:style-name="P15"/>
      <text:p text:style-name="P15">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15"/>
      <text:p text:style-name="P15">Per últim, també remarcar que els primers 4 blocs de dades que reproduïm, els separem amb 5 segons cada un ja que son paquets d'inicialització de dades i com operem <text:span text:style-name="T5">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15"/>
      <text:p text:style-name="P15">A partir del GP de Montmeló, tots els Gran Premis han sigut capturats i reproduïts sincronitzada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3"><text:bookmark-start text:name="__DdeLink__2313_803122440"/>GP de Bahrain<text:bookmark-end text:name="__DdeLink__2313_803122440"/></text:p>
      <text:p text:style-name="P15"/>
      <text:p text:style-name="P15">Com veurem en els exemples, la cursa de Bahrain es reprodueix correctament però a velocitat accelerada. A simple vista, pot costar trobar diferències però ara en mostrarem algunes.</text:p>
      <text:p text:style-name="P15"/>
      <text:p text:style-name="P15">On veurem clarament que la reproducció va accelerada és en el fet que no es capturen les informacions del temps, es visualitza en les gràfiques del temps (eix X) en què als minuts hi han salts irregulars de temps.</text:p>
      <text:p text:style-name="P15"/>
      <text:p text:style-name="P15"><draw:frame draw:style-name="fr1" draw:name="Marc2" text:anchor-type="paragraph" svg:x="-0.019cm" svg:y="0.127cm" svg:width="8.467cm" draw:z-index="6"><draw:text-box fo:min-height="6.773cm"><text:p text:style-name="Caption"><draw:frame draw:style-name="fr5"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1" draw:name="Marc3" text:anchor-type="paragraph" svg:x="8.446cm" svg:y="0.127cm" svg:width="8.467cm" draw:z-index="8"><draw:text-box fo:min-height="6.773cm"><text:p text:style-name="Caption"><draw:frame draw:style-name="fr5"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15">Veiem com en detall (5.1.2) si es nota els salts de captura entre minuts, però a la llarga no es nota ja que periòdicament l'aplicació envia el temps corregit de la sessió el qual maquilla una desincronització en la reproducció de dades a la llarga (5.1.3).</text:p>
      <text:p text:style-name="P15"/>
      <text:p text:style-name="P15">Per altra banda, la <text:span text:style-name="T13">reproducció</text:span> del GP dura <text:span text:style-name="T13">51 minuts</text:span> mentre que el <text:span text:style-name="T13">guanyador de la cursa</text:span> ho va fer en <text:span text:style-name="T13">1h 36 minuts</text:span>. Per tant, es comprova que el temps és sensiblement més curt que el real, la meitat aproximadament.</text:p>
      <text:p text:style-name="P15"/>
      <text:p text:style-name="P15">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15"/>
      <text:p text:style-name="P15">Més tard en la cursa, al estar els cotxes repartits per el circuit, les dades son més fàcil que es produeixin repartides en el temps i hi hagi menys segons sense generar-se dades. </text:p>
      <text:p text:style-name="P15"/>
      <text:p text:style-name="P15">Respecte als altres resultats de la reproducció, són els esperats i correctes.</text:p>
      <text:p text:style-name="P15"/>
      <text:p text:style-name="P13"/>
      <text:p text:style-name="P13"/>
      <text:p text:style-name="P13"/>
      <text:p text:style-name="P13"/>
      <text:p text:style-name="P13"/>
      <text:p text:style-name="P13"/>
      <text:p text:style-name="P13"/>
      <text:p text:style-name="P13"/>
      <text:p text:style-name="P13"><text:soft-page-break/></text:p>
      <text:p text:style-name="P13"><text:bookmark-start text:name="__DdeLink__2317_803122440"/>GP de Montmeló<text:bookmark-end text:name="__DdeLink__2317_803122440"/></text:p>
      <text:p text:style-name="P15"/>
      <text:p text:style-name="P15">En aquest GP ja el vàrem poder reproduir sincronitzadament després de guardar l'instant de temps que obteníem les dades. De totes formes, el dispositiu mòbil no funcionava del tot bé aquest cap de setmana.</text:p>
      <text:p text:style-name="P15"/>
      <text:p text:style-name="P15">Al enregistrar les sessions en dos dispositius diferents i en dues modalitats diferents, es poden observar diferències de comportament entre ambdós.</text:p>
      <text:p text:style-name="P15"/>
      <text:p text:style-name="P15">En un dispositiu, el Samsung Galaxy Mini 1 es captura a través de Wi-Fi.</text:p>
      <text:p text:style-name="P15">A l'altre dispositiu, Samsung Galaxy Ace es captura a través de Paquets de Dades.</text:p>
      <text:p text:style-name="P15"/>
      <text:p text:style-name="P15">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15"/>
      <text:p text:style-name="P15"><draw:frame draw:style-name="fr1" draw:name="Marc4" text:anchor-type="paragraph" svg:x="-0.019cm" svg:y="0cm" svg:width="8.467cm" draw:z-index="10"><draw:text-box fo:min-height="6.773cm"><text:p text:style-name="Caption"><draw:frame draw:style-name="fr5"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1" draw:name="Marc5" text:anchor-type="paragraph" svg:x="8.446cm" svg:y="0cm" svg:width="8.467cm" draw:z-index="12"><draw:text-box fo:min-height="6.773cm"><text:p text:style-name="Caption"><draw:frame draw:style-name="fr5"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15">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15"/>
      <text:p text:style-name="P15">No es va localitzar amb exactitud la causa de l'error, però imaginem que seria alguna disfunció interna en la recepció de dades del mòbil, ja que el mateix amb l'altre dispositiu funcionava correctament amb la mateixa versió de l'aplicació instal·lada.</text:p>
      <text:p text:style-name="P15"/>
      <text:p text:style-name="P15">La cursa és gravada correctament amb Paquets de Dades, i els resultats són els esperats tant en sincronització com en reproducció.</text:p>
      <text:p text:style-name="P15"/>
      <text:p text:style-name="P15">Com a particularitat, observem (5.1.7) un canvi de direcció del vent lleugera però el gràfic al anar de rang 0º a 360º al variar 30º a 355º es produeix el que sembla un canvi pronunciat en la tendència de la gràfica.</text:p>
      <text:p text:style-name="P15"/>
      <text:p text:style-name="P15"><draw:frame draw:style-name="fr1" draw:name="Marc6" text:anchor-type="paragraph" svg:x="0.034cm" svg:y="0.053cm" svg:width="8.467cm" draw:z-index="14"><draw:text-box fo:min-height="6.773cm"><text:p text:style-name="Illustration"><draw:frame draw:style-name="fr5"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1" draw:name="Marc7" text:anchor-type="paragraph" svg:x="8.498cm" svg:y="0.053cm" svg:width="8.467cm" draw:z-index="16"><draw:text-box fo:min-height="6.773cm"><text:p text:style-name="Caption"><draw:frame draw:style-name="fr5"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13"><text:bookmark-start text:name="__DdeLink__2319_803122440"/>GP de Mònaco<text:bookmark-end text:name="__DdeLink__2319_803122440"/></text:p>
      <text:p text:style-name="P15"/>
      <text:p text:style-name="P15">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15"/>
      <text:p text:style-name="P15">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15"/>
      <text:p text:style-name="P15"><draw:frame draw:style-name="fr1" draw:name="Marc8" text:anchor-type="paragraph" svg:x="0.06cm" svg:y="0cm" svg:width="8.467cm" draw:z-index="18"><draw:text-box fo:min-height="6.773cm"><text:p text:style-name="Caption"><draw:frame draw:style-name="fr5"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1" draw:name="Marc9" text:anchor-type="paragraph" svg:x="8.525cm" svg:y="0cm" svg:width="8.467cm" draw:z-index="20"><draw:text-box fo:min-height="6.773cm"><text:p text:style-name="Illustration"><draw:frame draw:style-name="fr5"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5"><text:bookmark text:name="__DdeLink__2323_803122440"/>Ens ha aparegut un petit problema a l'hora de gestionar les dades que guardem cada minut en les sessions de Qualificació. Les sessions de Qualificació tenen el següent format :</text:p>
      <text:p text:style-name="P15"/>
      <text:p text:style-name="P15">Q1 : 20 minuts ( s'elimina els 6 últims ).</text:p>
      <text:p text:style-name="P15"><text:tab/><text:bookmark-start text:name="__DdeLink__2325_803122440"/>Descans 7 minuts<text:bookmark-end text:name="__DdeLink__2325_803122440"/></text:p>
      <text:p text:style-name="P15"><text:soft-page-break/>Q2 : 15 minuts ( s'elimina els 6 últims ).</text:p>
      <text:p text:style-name="P15"><text:tab/>Descans 8 minuts</text:p>
      <text:p text:style-name="P15">Q3 : Participen els 10 millors.</text:p>
      <text:p text:style-name="P15"/>
      <text:p text:style-name="P15">La qualificació dura 1 hora, amb la suma de les sessions i descansos.</text:p>
      <text:p text:style-name="P15"/>
      <text:p text:style-name="P15">Per tant, a l'hora de guardar dades de les diferents s'ha establert que els minuts es guardaran :</text:p>
      <text:p text:style-name="P15"/>
      <text:p text:style-name="P15">Q1 : 60 minuts a 40 minuts.</text:p>
      <text:p text:style-name="P15">Q2 : 33 minuts a 18 minuts.</text:p>
      <text:p text:style-name="P15">Q3 : 10 minuts a 0 minuts.</text:p>
      <text:p text:style-name="P15"/>
      <text:p text:style-name="P15">Però el problema apareix quan no es canvia la sessió ( Q1 a Q2, Q2 a Q3 ) fins que la sessió ja s'ha iniciat mentre el temps de la nova sessió ja està vigent. Això fa que es guardi un valor petit llunya que amb el pas de la sessió es corregirà.</text:p>
      <text:p text:style-name="P15"/>
      <text:p text:style-name="P15">És a dir, aquest error farà escriure el valor 20 abans que s'iniciï la Q1, per exemple. En la imatge superior esquerra es pot observar <text:s/>(5.1.8).</text:p>
      <text:p text:style-name="P15"/>
      <text:p text:style-name="P15">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15"/>
      <text:p text:style-name="P13"><draw:frame draw:style-name="fr1" draw:name="Marc11" text:anchor-type="paragraph" svg:x="8.525cm" svg:y="0cm" svg:width="8.467cm" draw:z-index="24"><draw:text-box fo:min-height="6.773cm"><text:p text:style-name="Caption"><draw:frame draw:style-name="fr6"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1" draw:name="Marc10" text:anchor-type="paragraph" svg:x="0.06cm" svg:y="0cm" svg:width="8.467cm" draw:z-index="22"><draw:text-box fo:min-height="6.773cm"><text:p text:style-name="Caption"><draw:frame draw:style-name="fr6"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13"/>
      <text:p text:style-name="P13"/>
      <text:p text:style-name="P13"/>
      <text:p text:style-name="P13"/>
      <text:p text:style-name="P13"/>
      <text:p text:style-name="P13"/>
      <text:p text:style-name="P13"/>
      <text:p text:style-name="P13"/>
      <text:p text:style-name="P13"/>
      <text:p text:style-name="P15"/>
      <text:p text:style-name="P15"><draw:frame draw:style-name="fr1" draw:name="Marc12" text:anchor-type="paragraph" svg:x="0.007cm" svg:y="0.106cm" svg:width="8.467cm" draw:z-index="26"><draw:text-box fo:min-height="6.773cm"><text:p text:style-name="Caption"><draw:frame draw:style-name="fr5"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1" draw:name="Marc13" text:anchor-type="paragraph" svg:x="8.472cm" svg:y="0.106cm" svg:width="8.467cm" draw:z-index="28"><draw:text-box fo:min-height="6.773cm"><text:p text:style-name="Caption"><draw:frame draw:style-name="fr5"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soft-page-break/></text:p>
      <text:p text:style-name="P15">Observem en les ultima fila d'imatges (5.1.12 i 5.1.13) com la captura i reproducció és correcta i els gràfics generats de les banderes durant tota la cursa.</text:p>
      <text:p text:style-name="P15"/>
      <text:p text:style-name="P15">El estat 1 de les banderes (Flag) vol dir bandera verda ( pista lliure ), bandera groga – estat 2 ( accident, precaució ), estat 4 – Safety Car / Cotxe de Seguretat a pista. Per altra banda, en la línia de Wet/Dry veiem com la cursa ha sigut en sec en tot moment.</text:p>
      <text:p text:style-name="P13"/>
      <text:p text:style-name="P13">GP de Canadà</text:p>
      <text:p text:style-name="P15"/>
      <text:p text:style-name="P15">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15"/>
      <text:p text:style-name="P15"><draw:frame draw:style-name="fr2" draw:name="Marc1" text:anchor-type="paragraph" svg:width="8.467cm" draw:z-index="4"><draw:text-box fo:min-height="6.773cm"><text:p text:style-name="Caption"><draw:frame draw:style-name="fr7"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bservem en la imatge (5.1.14) com el S2 de Webber surt distorsionat, així com la volta de Lewis Hamilton.</text:p>
      <text:p text:style-name="P15"/>
      <text:p text:style-name="P25"/>
      <text:p text:style-name="P25"><text:soft-page-break/></text:p>
      <text:p text:style-name="P25"/>
      <text:p text:style-name="P24"><text:span text:style-name="T12">ANÀLISI : </text:span><text:span text:style-name="T12">CAPTURA WI-FI </text:span><text:span text:style-name="T12">/</text:span><text:span text:style-name="T12"> PAQUETS DE DADES</text:span></text:p>
      <text:p text:style-name="P15"/>
      <text:p text:style-name="P15">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15"/>
      <text:p text:style-name="P15">S'ha provat per Wi-Fi tant a casa, com al Wi-Fi de la UB amb els mateixos resultats de talls. <text:s/>També s'ha mirat detalladament el codi i el funcionament és correcte. Inclús amb dos dispositius diferents s'ha provat, i els talls succeïxen en els dos.</text:p>
      <text:p text:style-name="P15"/>
      <text:p text:style-name="P15">També es va provar diferents configuracions avançades del Wi-Fi del dispositius, amb el mateix resultat en la captura de dades, segueix fallant.</text:p>
      <text:p text:style-name="P15"/>
      <text:p text:style-name="P15">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15"/>
      <text:p text:style-name="P15">No sabem molt bé a què deu ser degut. Pot ser a algun tipus d'Inactivitat per Wi-Fi que no passa per Paquets de Dades. També podria ser degut a que la Xarxa de Dades sigui més estable que no pas la recepció per Wi-Fi.</text:p>
      <text:p text:style-name="P15"><text:bookmark text:name="__DdeLink__2327_80312244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2"><text:bookmark-start text:name="__DdeLink__1231_350825034"/>6. Manual d'Usuari<text:bookmark-end text:name="__DdeLink__1231_350825034"/></text:p>
      <text:p text:style-name="P13"/>
      <text:p text:style-name="P16">Aquesta és una petita guia per l'usuari, per tal de guiar-lo a través de la seva experiència per l'Aplicació F1LT.</text:p>
      <text:p text:style-name="P16"/>
      <text:p text:style-name="P16">Inicialment, per obtenir dades de l'aplicació necessitarem estar registrats a la pàgina <text:a xlink:type="simple" xlink:href="http://www.formula1.com/live_timing/">F1.com</text:a> , el registre és gratuït. </text:p>
      <text:p text:style-name="P16"/>
      <text:p text:style-name="P16">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6"><draw:frame draw:style-name="fr1" draw:name="Marc14" text:anchor-type="paragraph" svg:x="2.071cm" svg:y="0.386cm" svg:width="8.467cm" draw:z-index="30"><draw:text-box fo:min-height="6.773cm"><text:p text:style-name="Caption"><draw:frame draw:style-name="fr5"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MODE OFFLINE</text:p>
      <text:p text:style-name="P16"/>
      <text:p text:style-name="P16">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6"/>
      <text:p text:style-name="P16">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3"><draw:frame draw:style-name="fr1" draw:name="Marc15" text:anchor-type="paragraph" svg:x="0.06cm" svg:y="0.316cm" svg:width="8.467cm" draw:z-index="32"><draw:text-box fo:min-height="6.773cm"><text:p text:style-name="Caption"><draw:frame draw:style-name="fr5"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1" draw:name="Marc16" text:anchor-type="paragraph" svg:x="8.525cm" svg:y="0.316cm" svg:width="8.467cm" draw:z-index="34"><draw:text-box fo:min-height="6.773cm"><text:p text:style-name="Caption"><draw:frame draw:style-name="fr5"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soft-page-break/></text:p>
      <text:p text:style-name="P16"/>
      <text:p text:style-name="P16"/>
      <text:p text:style-name="P16"/>
      <text:p text:style-name="P16"/>
      <text:p text:style-name="P16"/>
      <text:p text:style-name="P16"/>
      <text:p text:style-name="P16"/>
      <text:p text:style-name="P16">Un cop seleccionat la sessió a reproduir, trigarà uns minuts ( en el cas d'una cursa, pot arribar a trigar una mica més de 10 minuts ) a carregar les dades, i immediatament després ja es reproduirà la sessió desitjada.</text:p>
      <text:p text:style-name="P16"/>
      <text:p text:style-name="P16">Un cop som dins la sessió reproduïda o en directe, les funcionalitats son les mateixes.</text:p>
      <text:p text:style-name="P16"/>
      <text:p text:style-name="P17">LIVE TIMING</text:p>
      <text:p text:style-name="P16"/>
      <text:p text:style-name="P16">Per defecte, ens apareix la pantalla d'informació genèrica de cada pilot però hi ha diferències entre el què es mostra en una sessió d'entrenaments lliures, qualificació i cursa.</text:p>
      <text:p text:style-name="P16"/>
      <text:p text:style-name="P16">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6"/>
      <text:p text:style-name="P16"><draw:frame draw:style-name="fr3" draw:name="Marc17" text:anchor-type="paragraph" svg:width="8.467cm" draw:z-index="36"><draw:text-box fo:min-height="6.773cm"><text:p text:style-name="Caption"><draw:frame draw:style-name="fr5"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En els entrenaments lliures :</text:p>
      <text:p text:style-name="P16"/>
      <text:list xml:id="list1343175031" text:style-name="L5">
        <text:list-item>
          <text:p text:style-name="P34">Mostra els pilots ordenats segons la seva millor volta ràpida</text:p>
        </text:list-item>
        <text:list-item>
          <text:p text:style-name="P34">El dorsal del pilot ( a l'esquerra del nom ) és mostrat en blanc si està a pista, i en vermell si està aturat al box.</text:p>
        </text:list-item>
        <text:list-item>
          <text:p text:style-name="P34">Mostra el seu millor temps de volta</text:p>
        </text:list-item>
        <text:list-item>
          <text:p text:style-name="P34">Mostra la diferència respecte al millor temps.</text:p>
        </text:list-item>
        <text:list-item>
          <text:p text:style-name="P34">Mostra els tres parcials actuals. En cas d'estar aturat a boxes, mostra els seus tres millors parcials realitzats anteriorment.</text:p>
        </text:list-item>
        <text:list-item>
          <text:p text:style-name="P34">Voltes totals realitzades.</text:p>
        </text:list-item>
        <text:list-item>
          <text:p text:style-name="P34">Mostra al final de tot el 107% del millor temps ( temps a partir del qual, en qualificació i si és superior, queda exclòs de participar en la cursa )</text:p>
        </text:list-item>
      </text:list>
      <text:p text:style-name="P16"/>
      <text:p text:style-name="P16"><text:tab/>En el cas dels parcials, hi han diferents colors representatius : </text:p>
      <text:list xml:id="list134618873" text:style-name="L6">
        <text:list-item>
          <text:p text:style-name="P35">Verd : Millor parcial del pilot</text:p>
        </text:list-item>
        <text:list-item>
          <text:p text:style-name="P35">Magenta : Millor parcial absolut ( de tots els pilots )</text:p>
        </text:list-item>
        <text:list-item>
          <text:p text:style-name="P35">Blanc : Ultim parcial marcat per el pilot ( en cas de no ser ni verd, ni magenta )</text:p>
        </text:list-item>
        <text:list-item>
          <text:p text:style-name="P35">Groc : Parcials marcats anteriorment.</text:p>
          <text:p text:style-name="P35">( en la propera imatge 6.5 s'observa correctament els diferents colors )</text:p>
        </text:list-item>
      </text:list>
      <text:p text:style-name="P16"/>
      <text:p text:style-name="P16">En la qualificació :</text:p>
      <text:p text:style-name="P16"/>
      <text:list xml:id="list1149945245" text:continue-list="list1343175031" text:style-name="L5">
        <text:list-item>
          <text:p text:style-name="P34">Mostra els pilots ordenats segons la seva millor volta ràpida</text:p>
        </text:list-item>
        <text:list-item>
          <text:p text:style-name="P34">El dorsal del pilot ( a l'esquerra del nom ) és mostrat en blanc si està a pista, i en vermell si està aturat al box.</text:p>
        </text:list-item>
        <text:list-item>
          <text:p text:style-name="P34">Mostra el seu millor temps de volta</text:p>
        </text:list-item>
        <text:list-item>
          <text:p text:style-name="P34">Mostra els millors temps a cada part de la qualificació ( Q1, Q2, Q3 ).</text:p>
        </text:list-item>
        <text:list-item>
          <text:p text:style-name="P34">Informació dels parcials.</text:p>
        </text:list-item>
        <text:list-item>
          <text:p text:style-name="P34">Voltes totals realitzades.</text:p>
        </text:list-item>
        <text:list-item>
          <text:p text:style-name="P34">Mostra al final de tot el 107% del millor temps ( temps a partir del qual, en qualificació i si és superior, queda exclòs de participar en la cursa )</text:p>
        </text:list-item>
      </text:list>
      <text:p text:style-name="P16"/>
      <text:p text:style-name="P16"><draw:frame draw:style-name="fr3" draw:name="Marc18" text:anchor-type="paragraph" svg:width="8.467cm" draw:z-index="38"><draw:text-box fo:min-height="6.773cm"><text:p text:style-name="Caption"><draw:frame draw:style-name="fr5"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En la cursa :</text:p>
      <text:p text:style-name="P16"/>
      <text:list xml:id="list1740576978" text:continue-numbering="true" text:style-name="L5">
        <text:list-item>
          <text:p text:style-name="P34">Mostra els pilots ordenats segons la seva posició en cursa</text:p>
        </text:list-item>
        <text:list-item>
          <text:p text:style-name="P34">El dorsal del pilot.</text:p>
        </text:list-item>
        <text:list-item>
          <text:p text:style-name="P34">Mostra la volta del lider i la diferència amb el primer. En la segona columna, marca la diferència amb el pilot que té davant.</text:p>
        </text:list-item>
        <text:list-item>
          <text:p text:style-name="P34">Mostra el seu darrer temps de volta.</text:p>
        </text:list-item>
        <text:list-item>
          <text:p text:style-name="P34">Informació dels parcials.</text:p>
        </text:list-item>
        <text:list-item>
          <text:p text:style-name="P34">Cops que ha entrat a boxes.</text:p>
          <text:list>
            <text:list-item>
              <text:p text:style-name="P34">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16"/>
      <text:p text:style-name="P16">Com observem a la imatge de la dreta (6.7), apareixen les dues aturades a Boxes de HAM ( Hamilton ).</text:p>
      <text:p text:style-name="P16"/>
      <text:p text:style-name="P16"><draw:frame draw:style-name="fr1" draw:name="Marc19" text:anchor-type="paragraph" svg:x="0.034cm" svg:y="0cm" svg:width="8.467cm" draw:z-index="40"><draw:text-box fo:min-height="6.773cm"><text:p text:style-name="Caption"><draw:frame draw:style-name="fr5"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1" draw:name="Marc20" text:anchor-type="paragraph" svg:x="8.498cm" svg:y="0cm" svg:width="8.467cm" draw:z-index="42"><draw:text-box fo:min-height="6.773cm"><text:p text:style-name="Caption"><draw:frame draw:style-name="fr5"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soft-page-break/></text:p>
      <text:p text:style-name="P16">A part de la vista comentada, també hi han altres maneres de recopilar informació.</text:p>
      <text:p text:style-name="P16"/>
      <text:p text:style-name="P16">Clicant sobre el nom del pilot, entrarà a la vista que se'ns mostra les voltes per el pilot seleccionat.</text:p>
      <text:p text:style-name="P16"/>
      <text:p text:style-name="P16"><draw:frame draw:style-name="fr3" draw:name="Marc21" text:anchor-type="paragraph" svg:width="8.467cm" draw:z-index="44"><draw:text-box fo:min-height="6.773cm"><text:p text:style-name="Caption"><draw:frame draw:style-name="fr5"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ambé podem accedir a través del Menú a diferents opcions.</text:p>
      <text:p text:style-name="P16"/>
      <text:p text:style-name="P16"><draw:frame draw:style-name="fr3" draw:name="Marc22" text:anchor-type="paragraph" svg:width="8.467cm" draw:z-index="46"><draw:text-box fo:min-height="6.773cm"><text:p text:style-name="Caption"><draw:frame draw:style-name="fr5"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308218914" text:style-name="L7">
        <text:list-item>
          <text:p text:style-name="P36">Login, per tornar a accedir.</text:p>
        </text:list-item>
        <text:list-item>
          <text:p text:style-name="P36">Preferències, seleccionem si volem veure els noms normals o abreujats, imatge del cotxe o no, comentaris a sota de la finestra o no.</text:p>
        </text:list-item>
        <text:list-item>
          <text:p text:style-name="P36">Comentaris de la sessió</text:p>
        </text:list-item>
        <text:list-item>
          <text:p text:style-name="P36">Fastest Laps, Volta ràpida de cada pilot.</text:p>
        </text:list-item>
        <text:list-item>
          <text:p text:style-name="P36">Speed Records, velocitats màximes registrades a cada parcial (punt de referència que separa cada parcial durant la volta, no la velocitat màxima durant aquest parcial ).</text:p>
        </text:list-item>
        <text:list-item>
          <text:p text:style-name="P36">MÉS</text:p>
        </text:list-item>
      </text:list>
      <text:list xml:id="list52253722" text:style-name="L8">
        <text:list-item>
          <text:p text:style-name="P37">Head to Head, comparació de voltes entre pilots</text:p>
        </text:list-item>
        <text:list-item>
          <text:p text:style-name="P37">Lap Time Comparison, comparació de voltes entre 4 pilots</text:p>
        </text:list-item>
        <text:list-item>
          <text:p text:style-name="P37">Fastest Pit Stops, aturades més ràpides</text:p>
        </text:list-item>
        <text:list-item>
          <text:p text:style-name="P37">Weather History</text:p>
          <text:list>
            <text:list-item>
              <text:p text:style-name="P37">Temperatura al Aire i Temperatura al Asfalt.</text:p>
            </text:list-item>
            <text:list-item>
              <text:p text:style-name="P37">Humitat a l'Aire</text:p>
            </text:list-item>
            <text:list-item>
              <text:p text:style-name="P37">Pressió a l'Aire</text:p>
            </text:list-item>
            <text:list-item>
              <text:p text:style-name="P37">Velocitat del Vent</text:p>
            </text:list-item>
            <text:list-item>
              <text:p text:style-name="P37">Direcció del Vent</text:p>
            </text:list-item>
            <text:list-item>
              <text:p text:style-name="P37">Estatus de les Banderes / Sec-Mullat</text:p>
            </text:list-item>
          </text:list>
        </text:list-item>
        <text:list-item>
          <text:p text:style-name="P40">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19"/>
      <text:p text:style-name="P20">En cas que no guardem la sessió en finalitzar aquesta, s'haurà de guardar a mà desde el explorador, seleccionant tots els arxius dins de la carpeta i comprimint-ho. Posteriorment, s'haurà de col·locar el ZIP resultant a la carpeta F1LT/F1/ZIP/</text:p>
      <text:p text:style-name="P20"/>
      <text:p text:style-name="P20">És <text:span text:style-name="T14">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6"/>
      <text:p text:style-name="P16"><draw:frame draw:style-name="fr3" draw:name="Marc23" text:anchor-type="paragraph" svg:width="8.467cm" draw:z-index="48"><draw:text-box fo:min-height="6.773cm"><text:p text:style-name="Caption"><draw:frame draw:style-name="fr5"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er últim, per abandonar l'aplicació polsem la tecla de retorn i ens apareix una finestra per confirmar que volem abandonar l'aplicació. Es suprimirà els arxius temporal al sortir de l'aplicació.</text:p>
      <text:p text:style-name="P16"/>
      <text:p text:style-name="P16"><draw:frame draw:style-name="fr1" draw:name="Marc24" text:anchor-type="paragraph" svg:x="3.711cm" svg:y="0.064cm" svg:width="8.467cm" draw:z-index="50"><draw:text-box fo:min-height="6.773cm"><text:p text:style-name="Caption"><draw:frame draw:style-name="fr5"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text:bookmark-start text:name="__DdeLink__1233_350825034"/>7. Conclusions<text:bookmark-end text:name="__DdeLink__1233_35082503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8<text:bookmark-start text:name="__DdeLink__1233_3508250341"/>. <text:bookmark-end text:name="__DdeLink__1233_3508250341"/>Bibliografía</text:p>
      <text:p text:style-name="P12"/>
      <text:list xml:id="list806807259" text:style-name="L9">
        <text:list-item>
          <text:p text:style-name="P38">Llibre “Learning Android” by Marko Gargenta. Editat: O'Reilly Media</text:p>
        </text:list-item>
      </text:list>
      <text:p text:style-name="P18"/>
      <text:list xml:id="list624791688" text:style-name="L10">
        <text:list-item>
          <text:p text:style-name="P41"><text:span text:style-name="T10">Fòrum especialitzats de consulta sobre codi Java-Android ( </text:span><text:a xlink:type="simple" xlink:href="http://stackoverflow.com/‎"><text:span text:style-name="Citation"><text:span text:style-name="T4">stackoverflow.com/</text:span></text:span></text:a><text:span text:style-name="Citation"><text:span text:style-name="T4"> </text:span></text:span><text:a xlink:type="simple" xlink:href="http://stackoverflow.com/‎">‎,</text:a> <text:a xlink:type="simple" xlink:href="http://www.android.es/foro/">http://www.android.es/foro/</text:a> <text:span text:style-name="T10">)</text:span></text:p>
          <text:p text:style-name="P39"/>
        </text:list-item>
        <text:list-item>
          <text:p text:style-name="P41"><text:span text:style-name="T10">Llibreria de suport en la creació de gràfics ( </text:span><text:a xlink:type="simple" xlink:href="http://androidplot.com/"><text:span text:style-name="T11">http://androidplot.com/</text:span></text:a><text:span text:style-name="T11"> </text:span><text:span text:style-name="T10">)</text:span></text:p>
          <text:p text:style-name="P39"/>
        </text:list-item>
        <text:list-item>
          <text:p text:style-name="P39">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39"/>
        </text:list-item>
        <text:list-item>
          <text:p text:style-name="P39">API Android ( <text:a xlink:type="simple" xlink:href="http://developer.android.com/"><text:span text:style-name="T1">http://developer.android.com/</text:span></text:a><text:span text:style-name="T1"> </text:span>)</text:p>
          <text:p text:style-name="P39"/>
        </text:list-item>
        <text:list-item>
          <text:p text:style-name="P39">Guia per comprimir / descomprimir arxius ( <text:a xlink:type="simple" xlink:href="http://www.jondev.net/"><text:span text:style-name="T1">http://www.jondev.net/</text:span></text:a><text:span text:style-name="T1"> </text:span>)</text:p>
        </text:list-item>
      </text:list>
      <text:p text:style-name="P18"/>
      <text:p text:style-name="P18"/>
      <text:list xml:id="list637158156" text:continue-numbering="true" text:style-name="L10">
        <text:list-header>
          <text:p text:style-name="P39"/>
          <text:p text:style-name="P39"/>
        </text:list-header>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2">ANNEX</text:p>
      <text:p text:style-name="P1"/>
      <text:p text:style-name="P1">Vocabulari específic</text:p>
      <text:p text:style-name="P1"/>
      <text:p text:style-name="P1">Live Timing : <text:span text:style-name="T1">Aplicació WEB ( </text:span><text:span text:style-name="T6">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2"/>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2"/>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16">s</text:span> : <text:span text:style-name="T1">Fil</text:span><text:span text:style-name="T2">s</text:span><text:span text:style-name="T1"> d'execució paral-lel</text:span><text:span text:style-name="T2">s</text:span><text:span text:style-name="T1"> dins d'un procés ( Aplicació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2T22:39:59</dc:date>
    <meta:editing-duration>PT22H6M46S</meta:editing-duration>
    <meta:editing-cycles>324</meta:editing-cycles>
    <meta:generator>LibreOffice/3.6$Linux_x86 LibreOffice_project/360m1$Build-2</meta:generator>
    <meta:document-statistic meta:table-count="0" meta:image-count="25" meta:object-count="3" meta:page-count="31" meta:paragraph-count="285" meta:word-count="6434" meta:character-count="37271" meta:non-whitespace-character-count="310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